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ackground-color="#d4ea6b"/>
    </style:style>
    <style:style style:name="ce17" style:family="table-cell" style:parent-style-name="Default">
      <style:table-cell-properties fo:background-color="#ffffa6"/>
      <style:text-properties fo:color="#000000"/>
    </style:style>
    <style:style style:name="ce18" style:family="table-cell" style:parent-style-name="Default">
      <style:table-cell-properties fo:background-color="#ffffa6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6f9d4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976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ce2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ce6" office:value-type="string" calcext:value-type="string" table:number-columns-spanned="11" table:number-rows-spanned="1">
            <text:p>COLOR PARA AMBOS AÑOS</text:p>
          </table:table-cell>
          <table:covered-table-cell table:number-columns-repeated="10" table:style-name="ce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ÑO 1</text:p>
          </table:table-cell>
          <table:covered-table-cell table:number-columns-repeated="3"/>
          <table:table-cell table:number-columns-repeated="3"/>
          <table:table-cell table:style-name="ce4" office:value-type="string" calcext:value-type="string" table:number-columns-spanned="4" table:number-rows-spanned="1">
            <text:p>AÑO 2</text:p>
          </table:table-cell>
          <table:covered-table-cell table:number-columns-repeated="3"/>
          <table:table-cell table:number-columns-repeated="3"/>
          <table:table-cell table:style-name="ce5" office:value-type="string" calcext:value-type="string" table:number-columns-spanned="4" table:number-rows-spanned="1">
            <text:p>AÑO 3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gresos</text:p>
          </table:table-cell>
          <table:table-cell office:value-type="string" calcext:value-type="string">
            <text:p>Costes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  <table:table-cell table:number-columns-repeated="3"/>
          <table:table-cell office:value-type="string" calcext:value-type="string">
            <text:p>Ingresos</text:p>
          </table:table-cell>
          <table:table-cell office:value-type="string" calcext:value-type="string">
            <text:p>Costes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  <table:table-cell table:number-columns-repeated="3"/>
          <table:table-cell office:value-type="string" calcext:value-type="string">
            <text:p>Ingresos</text:p>
          </table:table-cell>
          <table:table-cell office:value-type="string" calcext:value-type="string">
            <text:p>Costes</text:p>
          </table:table-cell>
          <table:table-cell office:value-type="string" calcext:value-type="string">
            <text:p>Cobros</text:p>
          </table:table-cell>
          <table:table-cell office:value-type="string" calcext:value-type="string">
            <text:p>Pagos</text:p>
          </table:table-cell>
        </table:table-row>
        <table:table-row table:style-name="ro1">
          <table:table-cell/>
          <table:table-cell office:value-type="string" calcext:value-type="string">
            <text:p>Compra MP(1)</text:p>
          </table:table-cell>
          <table:table-cell/>
          <table:table-cell table:formula="of:=2000*26" office:value-type="float" office:value="52000" calcext:value-type="float">
            <text:p>52000</text:p>
          </table:table-cell>
          <table:table-cell/>
          <table:table-cell table:formula="of:=[.D7]" office:value-type="float" office:value="52000" calcext:value-type="float">
            <text:p>52000</text:p>
          </table:table-cell>
          <table:table-cell table:number-columns-repeated="2"/>
          <table:table-cell office:value-type="string" calcext:value-type="string">
            <text:p>Compra MP(6)</text:p>
          </table:table-cell>
          <table:table-cell/>
          <table:table-cell table:formula="of:=1000*28" office:value-type="float" office:value="28000" calcext:value-type="float">
            <text:p>28000</text:p>
          </table:table-cell>
          <table:table-cell/>
          <table:table-cell table:formula="of:=[.K7]" office:value-type="float" office:value="28000" calcext:value-type="float">
            <text:p>28000</text:p>
          </table:table-cell>
          <table:table-cell table:number-columns-repeated="2"/>
          <table:table-cell office:value-type="string" calcext:value-type="string">
            <text:p>Compra MP(11)</text:p>
          </table:table-cell>
          <table:table-cell/>
          <table:table-cell table:formula="of:=2000*38" office:value-type="float" office:value="76000" calcext:value-type="float">
            <text:p>76000</text:p>
          </table:table-cell>
          <table:table-cell/>
          <table:table-cell table:formula="of:=[.R7]" office:value-type="float" office:value="76000" calcext:value-type="float">
            <text:p>76000</text:p>
          </table:table-cell>
        </table:table-row>
        <table:table-row table:style-name="ro1">
          <table:table-cell/>
          <table:table-cell office:value-type="string" calcext:value-type="string">
            <text:p>Venta (2)</text:p>
          </table:table-cell>
          <table:table-cell table:formula="of:=800*300" office:value-type="float" office:value="240000" calcext:value-type="float">
            <text:p>240000</text:p>
          </table:table-cell>
          <table:table-cell/>
          <table:table-cell table:style-name="ce4" table:formula="of:=[.C8]/2" office:value-type="float" office:value="120000" calcext:value-type="float">
            <office:annotation draw:style-name="gr1" svg:width="2.899cm" svg:height="1.799cm" svg:x="12.409cm" svg:y="1.661cm" draw:caption-point-x="-0.61cm" draw:caption-point-y="1.51cm">
              <dc:creator>Autoría desconocida</dc:creator>
              <dc:date>2025-02-25T19:22:00</dc:date>
              <text:p>Cobro de 12000 euros el año 2</text:p>
            </office:annotation>
            <text:p>120000</text:p>
          </table:table-cell>
          <table:table-cell table:number-columns-repeated="3"/>
          <table:table-cell office:value-type="string" calcext:value-type="string">
            <text:p>Venta AÑO 1</text:p>
          </table:table-cell>
          <table:table-cell table:number-columns-repeated="2"/>
          <table:table-cell table:formula="of:=[.E8]" office:value-type="float" office:value="120000" calcext:value-type="float">
            <text:p>120000</text:p>
          </table:table-cell>
          <table:table-cell table:number-columns-repeated="3"/>
          <table:table-cell office:value-type="string" calcext:value-type="string">
            <text:p>Venta (12)</text:p>
          </table:table-cell>
          <table:table-cell table:formula="of:=1300*330" office:value-type="float" office:value="429000" calcext:value-type="float">
            <text:p>429000</text:p>
          </table:table-cell>
          <table:table-cell/>
          <table:table-cell table:formula="of:=[.Q8]" office:value-type="float" office:value="429000" calcext:value-type="float">
            <text:p>429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a (3)</text:p>
          </table:table-cell>
          <table:table-cell table:formula="of:=900*310" office:value-type="float" office:value="279000" calcext:value-type="float">
            <text:p>279000</text:p>
          </table:table-cell>
          <table:table-cell/>
          <table:table-cell table:style-name="ce4" table:formula="of:=[.C9]/2" office:value-type="float" office:value="139500" calcext:value-type="float">
            <office:annotation draw:style-name="gr1" svg:width="2.899cm" svg:height="1.799cm" svg:x="12.409cm" svg:y="2.112cm" draw:caption-point-x="-0.61cm" draw:caption-point-y="1.51cm">
              <dc:creator>Autoría desconocida</dc:creator>
              <dc:date>2025-02-25T19:23:00</dc:date>
              <text:p>Cobro de 139500 euros el año 2</text:p>
              <text:p/>
            </office:annotation>
            <text:p>139500</text:p>
          </table:table-cell>
          <table:table-cell table:number-columns-repeated="3"/>
          <table:table-cell office:value-type="string" calcext:value-type="string">
            <text:p>Venta AÑO 1</text:p>
          </table:table-cell>
          <table:table-cell table:number-columns-repeated="2"/>
          <table:table-cell table:formula="of:=[.E9]" office:value-type="float" office:value="139500" calcext:value-type="float">
            <text:p>139500</text:p>
          </table:table-cell>
          <table:table-cell table:number-columns-repeated="3"/>
          <table:table-cell office:value-type="string" calcext:value-type="string">
            <text:p>Venta (13)</text:p>
          </table:table-cell>
          <table:table-cell table:formula="of:=1200*333" office:value-type="float" office:value="399600" calcext:value-type="float">
            <text:p>399600</text:p>
          </table:table-cell>
          <table:table-cell/>
          <table:table-cell table:formula="of:=[.Q9]" office:value-type="float" office:value="399600" calcext:value-type="float">
            <text:p>3996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ra MP(4)</text:p>
          </table:table-cell>
          <table:table-cell/>
          <table:table-cell table:formula="of:=1500*27" office:value-type="float" office:value="40500" calcext:value-type="float">
            <text:p>40500</text:p>
          </table:table-cell>
          <table:table-cell/>
          <table:table-cell table:formula="of:=[.D10]" office:value-type="float" office:value="40500" calcext:value-type="float">
            <text:p>40500</text:p>
          </table:table-cell>
          <table:table-cell table:number-columns-repeated="2"/>
          <table:table-cell office:value-type="string" calcext:value-type="string">
            <text:p>Venta (7)</text:p>
          </table:table-cell>
          <table:table-cell table:formula="of:=1500*320" office:value-type="float" office:value="480000" calcext:value-type="float">
            <text:p>480000</text:p>
          </table:table-cell>
          <table:table-cell/>
          <table:table-cell table:formula="of:=[.J10]" office:value-type="float" office:value="480000" calcext:value-type="float">
            <text:p>480000</text:p>
          </table:table-cell>
          <table:table-cell table:number-columns-repeated="3"/>
          <table:table-cell office:value-type="string" calcext:value-type="string">
            <text:p>Compra MP(14)</text:p>
          </table:table-cell>
          <table:table-cell/>
          <table:table-cell table:formula="of:=2000*39" office:value-type="float" office:value="78000" calcext:value-type="float">
            <text:p>78000</text:p>
          </table:table-cell>
          <table:table-cell/>
          <table:table-cell table:formula="of:=[.R10]" office:value-type="float" office:value="78000" calcext:value-type="float">
            <text:p>78000</text:p>
          </table:table-cell>
        </table:table-row>
        <table:table-row table:style-name="ro1">
          <table:table-cell/>
          <table:table-cell office:value-type="string" calcext:value-type="string">
            <text:p>Venta (5)</text:p>
          </table:table-cell>
          <table:table-cell table:formula="of:=900*312" office:value-type="float" office:value="280800" calcext:value-type="float">
            <text:p>280800</text:p>
          </table:table-cell>
          <table:table-cell/>
          <table:table-cell table:style-name="ce4" table:formula="of:=[.C11]/2" office:value-type="float" office:value="140400" calcext:value-type="float">
            <office:annotation draw:style-name="gr1" svg:width="2.899cm" svg:height="1.799cm" svg:x="12.409cm" svg:y="3.016cm" draw:caption-point-x="-0.61cm" draw:caption-point-y="1.51cm">
              <dc:creator>Autoría desconocida</dc:creator>
              <dc:date>2025-02-25T19:26:00</dc:date>
              <text:p>Cobro de 140400 euros el año 2</text:p>
            </office:annotation>
            <text:p>140400</text:p>
          </table:table-cell>
          <table:table-cell table:number-columns-repeated="3"/>
          <table:table-cell office:value-type="string" calcext:value-type="string">
            <text:p>Venta AÑO 1</text:p>
          </table:table-cell>
          <table:table-cell table:number-columns-repeated="2"/>
          <table:table-cell table:formula="of:=[.E11]" office:value-type="float" office:value="140400" calcext:value-type="float">
            <text:p>140400</text:p>
          </table:table-cell>
          <table:table-cell table:number-columns-repeated="3"/>
          <table:table-cell office:value-type="string" calcext:value-type="string">
            <text:p>Venta (15)</text:p>
          </table:table-cell>
          <table:table-cell table:formula="of:=2000*335" office:value-type="float" office:value="670000" calcext:value-type="float">
            <text:p>670000</text:p>
          </table:table-cell>
          <table:table-cell/>
          <table:table-cell table:formula="of:=[.Q11]" office:value-type="float" office:value="670000" calcext:value-type="float">
            <text:p>67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quiler</text:p>
          </table:table-cell>
          <table:table-cell/>
          <table:table-cell table:formula="of:=800*10" office:value-type="float" office:value="8000" calcext:value-type="float">
            <text:p>8000</text:p>
          </table:table-cell>
          <table:table-cell/>
          <table:table-cell table:style-name="ce4" table:formula="of:=[.D12]*(80/100)" office:value-type="float" office:value="6400" calcext:value-type="float">
            <office:annotation draw:style-name="gr1" svg:width="2.899cm" svg:height="1.799cm" svg:x="14.667cm" svg:y="3.467cm" draw:caption-point-x="-0.61cm" draw:caption-point-y="1.51cm">
              <dc:creator>Autoría desconocida</dc:creator>
              <dc:date>2025-02-25T23:55:00</dc:date>
              <text:p>Pago de 1600 euros el año 2</text:p>
            </office:annotation>
            <text:p>6400</text:p>
          </table:table-cell>
          <table:table-cell table:number-columns-repeated="2"/>
          <table:table-cell office:value-type="string" calcext:value-type="string">
            <text:p>Alquiler AÑO 1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Venta (16)</text:p>
          </table:table-cell>
          <table:table-cell table:formula="of:=700*336" office:value-type="float" office:value="235200" calcext:value-type="float">
            <text:p>235200</text:p>
          </table:table-cell>
          <table:table-cell/>
          <table:table-cell table:formula="of:=[.Q12]" office:value-type="float" office:value="235200" calcext:value-type="float">
            <text:p>235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mort edificios</text:p>
          </table:table-cell>
          <table:table-cell/>
          <table:table-cell table:style-name="ce3" table:formula="of:=120000/3" office:value-type="float" office:value="40000" calcext:value-type="float">
            <office:annotation draw:style-name="gr1" svg:width="2.899cm" svg:height="1.799cm" svg:x="10.151cm" svg:y="3.919cm" draw:caption-point-x="-0.61cm" draw:caption-point-y="1.51cm">
              <dc:creator>Autoría desconocida</dc:creator>
              <dc:date>2025-02-25T19:30:00</dc:date>
              <text:p>Coste de 40000 euros el año 2 y el año 3</text:p>
            </office:annotation>
            <text:p>40000</text:p>
          </table:table-cell>
          <table:table-cell/>
          <table:table-cell table:style-name="ce4" table:formula="of:=120000*(80/100)" office:value-type="float" office:value="96000" calcext:value-type="float">
            <office:annotation draw:style-name="gr1" svg:width="2.899cm" svg:height="1.799cm" svg:x="14.667cm" svg:y="3.919cm" draw:caption-point-x="-0.61cm" draw:caption-point-y="1.51cm">
              <dc:creator>Autoría desconocida</dc:creator>
              <dc:date>2025-02-25T19:32:00</dc:date>
              <text:p>Pago de 24000 euros el año 2</text:p>
            </office:annotation>
            <text:p>96000</text:p>
          </table:table-cell>
          <table:table-cell table:number-columns-repeated="2"/>
          <table:table-cell office:value-type="string" calcext:value-type="string">
            <text:p>Amort edif AÑO 1</text:p>
          </table:table-cell>
          <table:table-cell/>
          <table:table-cell office:value-type="float" office:value="40000" calcext:value-type="float">
            <text:p>40000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2"/>
          <table:table-cell office:value-type="string" calcext:value-type="string">
            <text:p>Amort edif AÑO 1</text:p>
          </table:table-cell>
          <table:table-cell/>
          <table:table-cell office:value-type="float" office:value="40000" calcext:value-type="float">
            <text:p>400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mort maquina</text:p>
          </table:table-cell>
          <table:table-cell/>
          <table:table-cell table:style-name="ce3" table:formula="of:=12000/3" office:value-type="float" office:value="4000" calcext:value-type="float">
            <office:annotation draw:style-name="gr2" svg:width="2.899cm" svg:height="2.176cm" svg:x="10.151cm" svg:y="4.37cm" draw:caption-point-x="-0.61cm" draw:caption-point-y="1.51cm">
              <dc:creator>Autoría desconocida</dc:creator>
              <dc:date>2025-02-25T19:34:00</dc:date>
              <text:p>Coste de 4000 euros de amortización de maquinaria los años 2 y 3</text:p>
            </office:annotation>
            <text:p>4000</text:p>
          </table:table-cell>
          <table:table-cell/>
          <table:table-cell table:style-name="ce3" table:formula="of:=[$Préstamo.I9]" office:value-type="float" office:value="4299.58396192739" calcext:value-type="float">
            <office:annotation draw:style-name="gr1" svg:width="2.899cm" svg:height="1.799cm" svg:x="14.667cm" svg:y="4.37cm" draw:caption-point-x="-0.61cm" draw:caption-point-y="1.51cm">
              <dc:creator>Autoría desconocida</dc:creator>
              <dc:date>2025-02-25T19:35:00</dc:date>
              <text:p>Pago de 4299,583962 euros los años 2 y 3</text:p>
            </office:annotation>
            <text:p>4299,58396192739</text:p>
          </table:table-cell>
          <table:table-cell table:number-columns-repeated="2"/>
          <table:table-cell office:value-type="string" calcext:value-type="string">
            <text:p>Amort maq AÑO 1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formula="of:=[.F14]" office:value-type="float" office:value="4299.58396192739" calcext:value-type="float">
            <text:p>4299,58396192739</text:p>
          </table:table-cell>
          <table:table-cell table:number-columns-repeated="2"/>
          <table:table-cell office:value-type="string" calcext:value-type="string">
            <text:p>Amort maq AÑO 1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formula="of:=[.F14]" office:value-type="float" office:value="4299.58396192739" calcext:value-type="float">
            <text:p>4299,58396192739</text:p>
          </table:table-cell>
        </table:table-row>
        <table:table-row table:style-name="ro1">
          <table:table-cell/>
          <table:table-cell office:value-type="string" calcext:value-type="string">
            <text:p>Interes prestamo</text:p>
          </table:table-cell>
          <table:table-cell/>
          <table:table-cell table:style-name="ce3" table:formula="of:=[$Préstamo.G26]" office:value-type="float" office:value="444" calcext:value-type="float">
            <office:annotation draw:style-name="gr2" svg:width="2.899cm" svg:height="2.176cm" svg:x="10.151cm" svg:y="4.822cm" draw:caption-point-x="-0.61cm" draw:caption-point-y="1.51cm">
              <dc:creator>Autoría desconocida</dc:creator>
              <dc:date>2025-02-25T19:36:00</dc:date>
              <text:p>Pago de <text:s/>301,34339 el año 2 y de 153,4084 euros el año 3</text:p>
            </office:annotation>
            <text:p>444</text:p>
          </table:table-cell>
          <table:table-cell table:number-columns-repeated="4"/>
          <table:table-cell office:value-type="string" calcext:value-type="string">
            <text:p>Interés AÑO 1</text:p>
          </table:table-cell>
          <table:table-cell/>
          <table:table-cell table:formula="of:=[$Préstamo.G27]" office:value-type="float" office:value="301.343393408687" calcext:value-type="float">
            <text:p>301,343393408687</text:p>
          </table:table-cell>
          <table:table-cell table:number-columns-repeated="4"/>
          <table:table-cell office:value-type="string" calcext:value-type="string">
            <text:p>Interés AÑO 1</text:p>
          </table:table-cell>
          <table:table-cell/>
          <table:table-cell table:formula="of:=[$Préstamo.G28]" office:value-type="float" office:value="153.408492373494" calcext:value-type="float">
            <text:p>153,4084923734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eldos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[.D16]"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Venta (8)</text:p>
          </table:table-cell>
          <table:table-cell table:formula="of:=200*323" office:value-type="float" office:value="64600" calcext:value-type="float">
            <text:p>64600</text:p>
          </table:table-cell>
          <table:table-cell/>
          <table:table-cell table:formula="of:=[.J16]" office:value-type="float" office:value="64600" calcext:value-type="float">
            <text:p>64600</text:p>
          </table:table-cell>
          <table:table-cell table:number-columns-repeated="3"/>
          <table:table-cell office:value-type="string" calcext:value-type="string">
            <text:p>Alquiler</text:p>
          </table:table-cell>
          <table:table-cell/>
          <table:table-cell table:formula="of:=1050*11" office:value-type="float" office:value="11550" calcext:value-type="float">
            <text:p>11550</text:p>
          </table:table-cell>
          <table:table-cell/>
          <table:table-cell table:formula="of:=[.R16]" office:value-type="float" office:value="11550" calcext:value-type="float">
            <text:p>11550</text:p>
          </table:table-cell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/>
          <table:table-cell office:value-type="float" office:value="2000" calcext:value-type="float">
            <text:p>2000</text:p>
          </table:table-cell>
          <table:table-cell/>
          <table:table-cell table:formula="of:=[.D17]" office:value-type="float" office:value="2000" calcext:value-type="float">
            <text:p>2000</text:p>
          </table:table-cell>
          <table:table-cell table:number-columns-repeated="2"/>
          <table:table-cell office:value-type="string" calcext:value-type="string">
            <text:p>Compra MP(9)</text:p>
          </table:table-cell>
          <table:table-cell/>
          <table:table-cell table:formula="of:=1500*28.5" office:value-type="float" office:value="42750" calcext:value-type="float">
            <text:p>42750</text:p>
          </table:table-cell>
          <table:table-cell/>
          <table:table-cell table:formula="of:=[.K17]" office:value-type="float" office:value="42750" calcext:value-type="float">
            <text:p>42750</text:p>
          </table:table-cell>
          <table:table-cell table:number-columns-repeated="2"/>
          <table:table-cell office:value-type="string" calcext:value-type="string">
            <text:p>Maquinaria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Suministros</text:p>
          </table:table-cell>
          <table:table-cell/>
          <table:table-cell table:formula="of:=400*12" office:value-type="float" office:value="4800" calcext:value-type="float">
            <text:p>4800</text:p>
          </table:table-cell>
          <table:table-cell/>
          <table:table-cell table:formula="of:=[.D18]" office:value-type="float" office:value="4800" calcext:value-type="float">
            <text:p>4800</text:p>
          </table:table-cell>
          <table:table-cell table:number-columns-repeated="2"/>
          <table:table-cell office:value-type="string" calcext:value-type="string">
            <text:p>Venta (10)</text:p>
          </table:table-cell>
          <table:table-cell table:formula="of:=500*325" office:value-type="float" office:value="162500" calcext:value-type="float">
            <text:p>162500</text:p>
          </table:table-cell>
          <table:table-cell/>
          <table:table-cell table:formula="of:=[.J18]" office:value-type="float" office:value="162500" calcext:value-type="float">
            <text:p>162500</text:p>
          </table:table-cell>
          <table:table-cell table:number-columns-repeated="3"/>
          <table:table-cell office:value-type="string" calcext:value-type="string">
            <text:p>Sueldos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office:value-type="float" office:value="15000" calcext:value-type="float">
            <text:p>15000</text:p>
          </table:table-cell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/>
          <table:table-cell office:value-type="float" office:value="900" calcext:value-type="float">
            <text:p>900</text:p>
          </table:table-cell>
          <table:table-cell/>
          <table:table-cell table:style-name="ce4" office:value-type="float" office:value="0" calcext:value-type="float">
            <office:annotation draw:style-name="gr1" svg:width="2.899cm" svg:height="1.799cm" svg:x="14.667cm" svg:y="6.628cm" draw:caption-point-x="-0.61cm" draw:caption-point-y="1.51cm">
              <dc:creator>Autoría desconocida</dc:creator>
              <dc:date>2025-02-25T19:38:00</dc:date>
              <text:p>Pago de 900 euros el año 2</text:p>
            </office:annotation>
            <text:p>0</text:p>
          </table:table-cell>
          <table:table-cell table:number-columns-repeated="2"/>
          <table:table-cell office:value-type="string" calcext:value-type="string">
            <text:p>Seguro AÑO 1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number-columns-repeated="2"/>
          <table:table-cell office:value-type="string" calcext:value-type="string">
            <text:p>Seguridad social</text:p>
          </table:table-cell>
          <table:table-cell/>
          <table:table-cell office:value-type="float" office:value="5650" calcext:value-type="float">
            <text:p>5650</text:p>
          </table:table-cell>
          <table:table-cell/>
          <table:table-cell office:value-type="float" office:value="5650" calcext:value-type="float">
            <text:p>5650</text:p>
          </table:table-cell>
        </table:table-row>
        <table:table-row table:style-name="ro1">
          <table:table-cell/>
          <table:table-cell office:value-type="string" calcext:value-type="string">
            <text:p>Publicidad</text:p>
          </table:table-cell>
          <table:table-cell/>
          <table:table-cell table:style-name="ce4" table:formula="of:=18000/2" office:value-type="float" office:value="9000" calcext:value-type="float">
            <office:annotation draw:style-name="gr1" svg:width="2.899cm" svg:height="1.799cm" svg:x="10.151cm" svg:y="7.08cm" draw:caption-point-x="-0.61cm" draw:caption-point-y="1.51cm">
              <dc:creator>Autoría desconocida</dc:creator>
              <dc:date>2025-02-25T19:38:00</dc:date>
              <text:p>Coste de 9000 euros el año 2</text:p>
            </office:annotation>
            <text:p>9000</text:p>
          </table:table-cell>
          <table:table-cell/>
          <table:table-cell table:style-name="ce5" office:value-type="float" office:value="0" calcext:value-type="float">
            <office:annotation draw:style-name="gr1" svg:width="2.899cm" svg:height="1.799cm" svg:x="14.667cm" svg:y="7.08cm" draw:caption-point-x="-0.61cm" draw:caption-point-y="1.51cm">
              <dc:creator>Autoría desconocida</dc:creator>
              <dc:date>2025-02-26T00:00:00</dc:date>
              <text:p>Pago de 18000 euros el año 3</text:p>
            </office:annotation>
            <text:p>0</text:p>
          </table:table-cell>
          <table:table-cell table:number-columns-repeated="2"/>
          <table:table-cell office:value-type="string" calcext:value-type="string">
            <text:p>Publicidad AÑO 1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4"/>
          <table:table-cell office:value-type="string" calcext:value-type="string">
            <text:p>Publicidad AÑO 1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</table:table-row>
        <table:table-row table:style-name="ro1">
          <table:table-cell/>
          <table:table-cell office:value-type="string" calcext:value-type="string">
            <text:p>Ing financiero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3" office:value-type="float" office:value="0" calcext:value-type="float">
            <office:annotation draw:style-name="gr1" svg:width="2.899cm" svg:height="1.799cm" svg:x="12.409cm" svg:y="7.531cm" draw:caption-point-x="-0.61cm" draw:caption-point-y="1.51cm">
              <dc:creator>Autoría desconocida</dc:creator>
              <dc:date>2025-02-25T19:40:00</dc:date>
              <text:p>Cobro de 500 euros el año 2 y el año 3</text:p>
            </office:annotation>
            <text:p>0</text:p>
          </table:table-cell>
          <table:table-cell table:number-columns-repeated="3"/>
          <table:table-cell office:value-type="string" calcext:value-type="string">
            <text:p>Ing financ AÑO 1</text:p>
          </table:table-cell>
          <table:table-cell table:style-name="ce12" table:number-columns-repeated="2"/>
          <table:table-cell table:style-name="ce12" office:value-type="float" office:value="500" calcext:value-type="float">
            <text:p>500</text:p>
          </table:table-cell>
          <table:table-cell table:style-name="ce12"/>
          <table:table-cell table:number-columns-repeated="2"/>
          <table:table-cell office:value-type="string" calcext:value-type="string">
            <text:p>Ing finan AÑO 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ota autonomo</text:p>
          </table:table-cell>
          <table:table-cell/>
          <table:table-cell office:value-type="float" office:value="4600" calcext:value-type="float">
            <text:p>4600</text:p>
          </table:table-cell>
          <table:table-cell/>
          <table:table-cell table:formula="of:=[.D22]" office:value-type="float" office:value="4600" calcext:value-type="float">
            <text:p>4600</text:p>
          </table:table-cell>
          <table:table-cell table:number-columns-repeated="2"/>
          <table:table-cell office:value-type="string" calcext:value-type="string">
            <text:p>Alquiler</text:p>
          </table:table-cell>
          <table:table-cell/>
          <table:table-cell table:formula="of:=600*8" office:value-type="float" office:value="4800" calcext:value-type="float">
            <text:p>4800</text:p>
          </table:table-cell>
          <table:table-cell/>
          <table:table-cell table:formula="of:=[.K22]" office:value-type="float" office:value="4800" calcext:value-type="float">
            <text:p>4800</text:p>
          </table:table-cell>
          <table:table-cell table:number-columns-repeated="2"/>
          <table:table-cell office:value-type="string" calcext:value-type="string">
            <text:p>Publicidad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ueldos</text:p>
          </table:table-cell>
          <table:table-cell/>
          <table:table-cell office:value-type="float" office:value="12000" calcext:value-type="float">
            <text:p>12000</text:p>
          </table:table-cell>
          <table:table-cell/>
          <table:table-cell table:formula="of:=[.K23]" office:value-type="float" office:value="12000" calcext:value-type="float">
            <text:p>12000</text:p>
          </table:table-cell>
          <table:table-cell table:number-columns-repeated="2"/>
          <table:table-cell office:value-type="string" calcext:value-type="string">
            <text:p>Ingresos finan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eguridad social</text:p>
          </table:table-cell>
          <table:table-cell/>
          <table:table-cell office:value-type="float" office:value="4400" calcext:value-type="float">
            <text:p>4400</text:p>
          </table:table-cell>
          <table:table-cell/>
          <table:table-cell office:value-type="float" office:value="4400" calcext:value-type="float">
            <text:p>4400</text:p>
          </table:table-cell>
          <table:table-cell table:number-columns-repeated="2"/>
          <table:table-cell office:value-type="string" calcext:value-type="string">
            <text:p>Suministros</text:p>
          </table:table-cell>
          <table:table-cell/>
          <table:table-cell table:formula="of:=450*12" office:value-type="float" office:value="5400" calcext:value-type="float">
            <text:p>5400</text:p>
          </table:table-cell>
          <table:table-cell/>
          <table:table-cell table:formula="of:=[.R24]" office:value-type="float" office:value="5400" calcext:value-type="float">
            <text:p>54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Ing arrendamiento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5" table:formula="of:=[.J25]*(70/100)" office:value-type="float" office:value="994" calcext:value-type="float">
            <office:annotation draw:style-name="gr1" svg:width="2.899cm" svg:height="1.799cm" svg:x="26.559cm" svg:y="9.337cm" draw:caption-point-x="-0.61cm" draw:caption-point-y="1.51cm">
              <dc:creator>Autoría desconocida</dc:creator>
              <dc:date>2025-02-25T21:47:00</dc:date>
              <text:p>Cobro de 426 euros el año 3</text:p>
            </office:annotation>
            <text:p>994</text:p>
          </table:table-cell>
          <table:table-cell table:number-columns-repeated="3"/>
          <table:table-cell office:value-type="string" calcext:value-type="string">
            <text:p>Ing arr AÑO 2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eguro</text:p>
          </table:table-cell>
          <table:table-cell/>
          <table:table-cell table:style-name="ce5" table:formula="of:=3000/2" office:value-type="float" office:value="1500" calcext:value-type="float">
            <office:annotation draw:style-name="gr1" svg:width="2.899cm" svg:height="1.799cm" svg:x="24.301cm" svg:y="9.789cm" draw:caption-point-x="-0.61cm" draw:caption-point-y="1.51cm">
              <dc:creator>Autoría desconocida</dc:creator>
              <dc:date>2025-02-25T21:48:00</dc:date>
              <text:p>Coste de 1500 euros el año 3</text:p>
            </office:annotation>
            <text:p>1500</text:p>
          </table:table-cell>
          <table:table-cell/>
          <table:table-cell table:style-name="ce5" table:formula="of:=3000*(75/100)" office:value-type="float" office:value="2250" calcext:value-type="float">
            <office:annotation draw:style-name="gr1" svg:width="2.899cm" svg:height="1.799cm" svg:x="28.817cm" svg:y="9.789cm" draw:caption-point-x="-0.61cm" draw:caption-point-y="1.51cm">
              <dc:creator>Autoría desconocida</dc:creator>
              <dc:date>2025-02-25T21:50:00</dc:date>
              <text:p>Pago de 750 euros el año 3</text:p>
              <text:p/>
            </office:annotation>
            <text:p>2250</text:p>
          </table:table-cell>
          <table:table-cell table:number-columns-repeated="2"/>
          <table:table-cell office:value-type="string" calcext:value-type="string">
            <text:p>Seguro AÑO 2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Suministros</text:p>
          </table:table-cell>
          <table:table-cell/>
          <table:table-cell table:formula="of:=500*12" office:value-type="float" office:value="6000" calcext:value-type="float">
            <text:p>6000</text:p>
          </table:table-cell>
          <table:table-cell/>
          <table:table-cell table:formula="of:=[.K27]"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Cuota autonomo</text:p>
          </table:table-cell>
          <table:table-cell/>
          <table:table-cell office:value-type="float" office:value="5800" calcext:value-type="float">
            <text:p>5800</text:p>
          </table:table-cell>
          <table:table-cell/>
          <table:table-cell office:value-type="float" office:value="5800" calcext:value-type="float">
            <text:p>58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uota autonomo</text:p>
          </table:table-cell>
          <table:table-cell/>
          <table:table-cell office:value-type="float" office:value="4700" calcext:value-type="float">
            <text:p>4700</text:p>
          </table:table-cell>
          <table:table-cell/>
          <table:table-cell table:formula="of:=[.K28]" office:value-type="float" office:value="4700" calcext:value-type="float">
            <text:p>4700</text:p>
          </table:table-cell>
          <table:table-cell table:number-columns-repeated="7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/>
          <table:table-cell office:value-type="string" calcext:value-type="string">
            <text:p>E.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.i</text:p>
          </table:table-cell>
          <table:table-cell/>
          <table:table-cell table:formula="of:=[$Inventario.M16]" office:value-type="float" office:value="24150" calcext:value-type="float">
            <text:p>24150</text:p>
          </table:table-cell>
          <table:table-cell table:number-columns-repeated="4"/>
          <table:table-cell office:value-type="string" calcext:value-type="string">
            <text:p>E.i</text:p>
          </table:table-cell>
          <table:table-cell/>
          <table:table-cell table:formula="of:=[$Inventario.M25]" office:value-type="float" office:value="34051.3931888545" calcext:value-type="float">
            <text:p>34051,39318885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.f</text:p>
          </table:table-cell>
          <table:table-cell table:formula="of:=[$Inventario.M12]" office:value-type="float" office:value="24150" calcext:value-type="float">
            <text:p>24150</text:p>
          </table:table-cell>
          <table:table-cell table:number-columns-repeated="5"/>
          <table:table-cell office:value-type="string" calcext:value-type="string">
            <text:p>E.f </text:p>
          </table:table-cell>
          <table:table-cell table:formula="of:=[$Inventario.M21]" office:value-type="float" office:value="34051.3931888545" calcext:value-type="float">
            <text:p>34051,3931888545</text:p>
          </table:table-cell>
          <table:table-cell table:number-columns-repeated="5"/>
          <table:table-cell office:value-type="string" calcext:value-type="string">
            <text:p>E.f</text:p>
          </table:table-cell>
          <table:table-cell table:formula="of:=[$Inventario.M3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table:style-name="Default" table:formula="of:=SUM([.C7:.C46])" office:value-type="float" office:value="824950" calcext:value-type="float">
            <text:p>824950</text:p>
          </table:table-cell>
          <table:table-cell table:style-name="Default" table:formula="of:=SUM([.D7:.D46])" office:value-type="float" office:value="176244" calcext:value-type="float">
            <text:p>176244</text:p>
          </table:table-cell>
          <table:table-cell table:style-name="Default" table:formula="of:=SUM([.E7:.E46])" office:value-type="float" office:value="399900" calcext:value-type="float">
            <text:p>399900</text:p>
          </table:table-cell>
          <table:table-cell table:style-name="Default" table:formula="of:=SUM([.F7:.F46])" office:value-type="float" office:value="220599.583961927" calcext:value-type="float">
            <text:p>220599,583961927</text:p>
          </table:table-cell>
          <table:table-cell table:number-columns-repeated="3"/>
          <table:table-cell table:style-name="Default" table:formula="of:=SUM([.J7:.J46])" office:value-type="float" office:value="742571.393188854" calcext:value-type="float">
            <text:p>742571,393188854</text:p>
          </table:table-cell>
          <table:table-cell table:style-name="Default" table:formula="of:=SUM([.K7:.K46])" office:value-type="float" office:value="181601.343393409" calcext:value-type="float">
            <text:p>181601,343393409</text:p>
          </table:table-cell>
          <table:table-cell table:style-name="Default" table:formula="of:=SUM([.L7:.L46])" office:value-type="float" office:value="1108494" calcext:value-type="float">
            <text:p>1108494</text:p>
          </table:table-cell>
          <table:table-cell table:style-name="Default" table:formula="of:=SUM([.M7:.M46])" office:value-type="float" office:value="135699.583961927" calcext:value-type="float">
            <text:p>135699,583961927</text:p>
          </table:table-cell>
          <table:table-cell table:number-columns-repeated="3"/>
          <table:table-cell table:style-name="Default" table:formula="of:=SUM([.Q7:.Q46])" office:value-type="float" office:value="1734700" calcext:value-type="float">
            <text:p>1734700</text:p>
          </table:table-cell>
          <table:table-cell table:style-name="Default" table:formula="of:=SUM([.R7:.R46])" office:value-type="float" office:value="283604.801681228" calcext:value-type="float">
            <text:p>283604,801681228</text:p>
          </table:table-cell>
          <table:table-cell table:style-name="Default" table:formula="of:=SUM([.S7:.S46])" office:value-type="float" office:value="1735626" calcext:value-type="float">
            <text:p>1735626</text:p>
          </table:table-cell>
          <table:table-cell table:style-name="Default" table:formula="of:=SUM([.T7:.T46])" office:value-type="float" office:value="226949.583961927" calcext:value-type="float">
            <text:p>226949,583961927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Resultado</text:p>
          </table:table-cell>
          <table:table-cell table:style-name="Default" table:formula="of:=[.C47]-[.D47]" office:value-type="float" office:value="648706" calcext:value-type="float">
            <text:p>648706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Resultado</text:p>
          </table:table-cell>
          <table:table-cell table:style-name="Default" table:formula="of:=[.J47]-[.K47]" office:value-type="float" office:value="560970.049795445" calcext:value-type="float">
            <text:p>560970,049795445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Resultado</text:p>
          </table:table-cell>
          <table:table-cell table:style-name="Default" table:formula="of:=[.Q47]-[.R47]" office:value-type="float" office:value="1451095.19831877" calcext:value-type="float">
            <text:p>1451095,19831877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Tesorería</text:p>
          </table:table-cell>
          <table:table-cell table:style-name="Default" table:formula="of:=[.E47]-[.F47]" office:value-type="float" office:value="179300.416038073" calcext:value-type="float">
            <text:p>179300,416038073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Tesorería</text:p>
          </table:table-cell>
          <table:table-cell table:style-name="Default" table:formula="of:=[.L47]-[.M47]" office:value-type="float" office:value="972794.416038073" calcext:value-type="float">
            <text:p>972794,416038073</text:p>
          </table:table-cell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Tesorería</text:p>
          </table:table-cell>
          <table:table-cell table:style-name="Default" table:formula="of:=[.S47]-[.T47]" office:value-type="float" office:value="1508676.41603807" calcext:value-type="float">
            <text:p>1508676,41603807</text:p>
          </table:table-cell>
          <table:table-cell table:style-name="Default" table:number-columns-repeated="2"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12"/>
          <table:table-cell table:style-name="ce12" office:value-type="string" calcext:value-type="string">
            <text:p>Totales</text:p>
          </table:table-cell>
          <table:table-cell table:style-name="ce12" office:value-type="string" calcext:value-type="string">
            <text:p>Diferencia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12" office:value-type="string" calcext:value-type="string">
            <text:p>Beneficio</text:p>
          </table:table-cell>
          <table:table-cell table:style-name="ce12" table:formula="of:=[.D49]+[.K49]+[.R49]" office:value-type="float" office:value="2660771.24811422" calcext:value-type="float">
            <text:p>2660771,24811422</text:p>
          </table:table-cell>
          <table:table-cell table:style-name="ce28" table:formula="of:=[.J57]-[.J58]" office:value-type="float" office:value="0" calcext:value-type="float" table:number-columns-spanned="1" table:number-rows-spanned="2">
            <text:p>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12" office:value-type="string" calcext:value-type="string">
            <text:p>Tesoreria</text:p>
          </table:table-cell>
          <table:table-cell table:style-name="ce12" table:formula="of:=[.D50]+[.K50]+[.R50]" office:value-type="float" office:value="2660771.24811422" calcext:value-type="float">
            <text:p>2660771,24811422</text:p>
          </table:table-cell>
          <table:covered-table-cell table:style-name="ce12"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</table:table>
      <table:table table:name="Inventario" table:style-name="ta1">
        <table:table-column table:style-name="co1" table:number-columns-repeated="2" table:default-cell-style-name="Default"/>
        <table:table-column table:style-name="co1" table:default-cell-style-name="ce13"/>
        <table:table-column table:style-name="co1" table:number-columns-repeated="10" table:default-cell-style-name="ce2"/>
        <table:table-column table:style-name="co1" table:default-cell-style-name="Default"/>
        <table:table-row table:style-name="ro1" table:number-rows-repeated="5">
          <table:table-cell table:number-columns-repeated="2"/>
          <table:table-cell table:style-name="Default" table:number-columns-repeated="11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 table:number-columns-spanned="3" table:number-rows-spanned="1">
            <text:p>Entra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ali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lmacén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Fecha</text:p>
          </table:table-cell>
          <table:table-cell table:style-name="ce12" office:value-type="string" calcext:value-type="string">
            <text:p>Concepto</text:p>
          </table:table-cell>
          <table:table-cell table:style-name="ce12" office:value-type="string" calcext:value-type="string">
            <text:p>Unidades</text:p>
          </table:table-cell>
          <table:table-cell table:style-name="ce12" office:value-type="string" calcext:value-type="string">
            <text:p>Precio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Unidades</text:p>
          </table:table-cell>
          <table:table-cell table:style-name="ce12" office:value-type="string" calcext:value-type="string">
            <text:p>Precio</text:p>
          </table:table-cell>
          <table:table-cell table:style-name="ce12" office:value-type="string" calcext:value-type="string">
            <text:p>Total</text:p>
          </table:table-cell>
          <table:table-cell table:style-name="ce12" office:value-type="string" calcext:value-type="string">
            <text:p>Unidades</text:p>
          </table:table-cell>
          <table:table-cell table:style-name="ce12" office:value-type="string" calcext:value-type="string">
            <text:p>Precio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 table:number-columns-spanned="1" table:number-rows-spanned="5">
            <text:p>AÑO 1</text:p>
          </table:table-cell>
          <table:table-cell office:value-type="string" calcext:value-type="string">
            <text:p>(1)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26" calcext:value-type="float">
            <text:p>26</text:p>
          </table:table-cell>
          <table:table-cell table:formula="of:=[.E8]*[.F8]" office:value-type="float" office:value="52000" calcext:value-type="float">
            <text:p>52000</text:p>
          </table:table-cell>
          <table:table-cell table:number-columns-repeated="3"/>
          <table:table-cell table:formula="of:=[.E8]" office:value-type="float" office:value="2000" calcext:value-type="float">
            <text:p>2000</text:p>
          </table:table-cell>
          <table:table-cell table:formula="of:=[.M8]/[.K8]" office:value-type="float" office:value="26" calcext:value-type="float">
            <text:p>26</text:p>
          </table:table-cell>
          <table:table-cell table:formula="of:=[.G8]" office:value-type="float" office:value="52000" calcext:value-type="float">
            <text:p>520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table:formula="of:=[.L8]" office:value-type="float" office:value="26" calcext:value-type="float">
            <text:p>26</text:p>
          </table:table-cell>
          <table:table-cell table:formula="of:=[.H9]*[.I9]" office:value-type="float" office:value="20800" calcext:value-type="float">
            <text:p>20800</text:p>
          </table:table-cell>
          <table:table-cell table:formula="of:=[.K8]-[.H9]" office:value-type="float" office:value="1200" calcext:value-type="float">
            <text:p>1200</text:p>
          </table:table-cell>
          <table:table-cell table:formula="of:=[.M9]/[.K9]" office:value-type="float" office:value="26" calcext:value-type="float">
            <text:p>26</text:p>
          </table:table-cell>
          <table:table-cell table:formula="of:=[.M8]-[.J9]" office:value-type="float" office:value="31200" calcext:value-type="float">
            <text:p>312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3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L9]" office:value-type="float" office:value="26" calcext:value-type="float">
            <text:p>26</text:p>
          </table:table-cell>
          <table:table-cell table:formula="of:=[.H10]*[.I10]" office:value-type="float" office:value="23400" calcext:value-type="float">
            <text:p>23400</text:p>
          </table:table-cell>
          <table:table-cell table:formula="of:=[.K9]-[.H10]" office:value-type="float" office:value="300" calcext:value-type="float">
            <text:p>300</text:p>
          </table:table-cell>
          <table:table-cell table:formula="of:=[.M10]/[.K10]" office:value-type="float" office:value="26" calcext:value-type="float">
            <text:p>26</text:p>
          </table:table-cell>
          <table:table-cell table:formula="of:=[.M9]-[.J10]" office:value-type="float" office:value="7800" calcext:value-type="float">
            <text:p>78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4)</text:p>
          </table:table-cell>
          <table:table-cell office:value-type="string" calcext:value-type="string">
            <text:p>Compra</text:p>
          </table:table-cell>
          <table:table-cell office:value-type="float" office:value="1500" calcext:value-type="float">
            <text:p>1500</text:p>
          </table:table-cell>
          <table:table-cell office:value-type="float" office:value="27" calcext:value-type="float">
            <text:p>27</text:p>
          </table:table-cell>
          <table:table-cell table:formula="of:=[.E11]*[.F11]" office:value-type="float" office:value="40500" calcext:value-type="float">
            <text:p>40500</text:p>
          </table:table-cell>
          <table:table-cell table:number-columns-repeated="3"/>
          <table:table-cell table:formula="of:=[.K10]+[.E11]" office:value-type="float" office:value="1800" calcext:value-type="float">
            <text:p>1800</text:p>
          </table:table-cell>
          <table:table-cell table:formula="of:=[.M11]/[.K11]" office:value-type="float" office:value="26.8333333333333" calcext:value-type="float">
            <text:p>26,8333333333333</text:p>
          </table:table-cell>
          <table:table-cell table:formula="of:=[.M10]+[.G11]" office:value-type="float" office:value="48300" calcext:value-type="float">
            <text:p>4830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L11]" office:value-type="float" office:value="26.8333333333333" calcext:value-type="float">
            <text:p>26,8333333333333</text:p>
          </table:table-cell>
          <table:table-cell table:formula="of:=[.H12]*[.I12]" office:value-type="float" office:value="24150" calcext:value-type="float">
            <text:p>24150</text:p>
          </table:table-cell>
          <table:table-cell table:formula="of:=[.K11]-[.H12]" office:value-type="float" office:value="900" calcext:value-type="float">
            <text:p>900</text:p>
          </table:table-cell>
          <table:table-cell table:formula="of:=[.M12]/[.K12]" office:value-type="float" office:value="26.8333333333333" calcext:value-type="float">
            <text:p>26,8333333333333</text:p>
          </table:table-cell>
          <table:table-cell table:formula="of:=[.M11]-[.J12]" office:value-type="float" office:value="24150" calcext:value-type="float">
            <text:p>24150</text:p>
          </table:table-cell>
          <table:table-cell table:style-name="ce16" office:value-type="string" calcext:value-type="string">
            <text:p>E.f año 1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1" table:number-rows-spanned="6">
            <text:p>AÑO 2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E. iniciales</text:p>
          </table:table-cell>
          <table:table-cell table:number-columns-repeated="6"/>
          <table:table-cell table:formula="of:=[.K12]" office:value-type="float" office:value="900" calcext:value-type="float">
            <text:p>900</text:p>
          </table:table-cell>
          <table:table-cell table:formula="of:=[.L12]" office:value-type="float" office:value="26.8333333333333" calcext:value-type="float">
            <text:p>26,8333333333333</text:p>
          </table:table-cell>
          <table:table-cell table:formula="of:=[.M12]" office:value-type="float" office:value="24150" calcext:value-type="float">
            <text:p>24150</text:p>
          </table:table-cell>
          <table:table-cell table:style-name="ce17" office:value-type="string" calcext:value-type="string">
            <text:p>E.i año 2</text:p>
          </table:table-cell>
        </table:table-row>
        <table:table-row table:style-name="ro1">
          <table:table-cell/>
          <table:covered-table-cell table:style-name="ce10"/>
          <table:table-cell office:value-type="string" calcext:value-type="string">
            <text:p>(6)</text:p>
          </table:table-cell>
          <table:table-cell office:value-type="string" calcext:value-type="string">
            <text:p>Compra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[.E17]*[.F17]" office:value-type="float" office:value="28000" calcext:value-type="float">
            <text:p>28000</text:p>
          </table:table-cell>
          <table:table-cell table:number-columns-repeated="3"/>
          <table:table-cell table:formula="of:=[.K16]+[.E17]" office:value-type="float" office:value="1900" calcext:value-type="float">
            <text:p>1900</text:p>
          </table:table-cell>
          <table:table-cell table:formula="of:=[.M17]/[.K17]" office:value-type="float" office:value="27.4473684210526" calcext:value-type="float">
            <text:p>27,4473684210526</text:p>
          </table:table-cell>
          <table:table-cell table:formula="of:=[.M16]+[.G17]" office:value-type="float" office:value="52150" calcext:value-type="float">
            <text:p>52150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7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table:formula="of:=[.L17]" office:value-type="float" office:value="27.4473684210526" calcext:value-type="float">
            <text:p>27,4473684210526</text:p>
          </table:table-cell>
          <table:table-cell table:formula="of:=[.H18]*[.I18]" office:value-type="float" office:value="41171.052631579" calcext:value-type="float">
            <text:p>41171,052631579</text:p>
          </table:table-cell>
          <table:table-cell table:formula="of:=[.K17]-[.H18]" office:value-type="float" office:value="400" calcext:value-type="float">
            <text:p>400</text:p>
          </table:table-cell>
          <table:table-cell table:formula="of:=[.M18]/[.K18]" office:value-type="float" office:value="27.4473684210526" calcext:value-type="float">
            <text:p>27,4473684210526</text:p>
          </table:table-cell>
          <table:table-cell table:formula="of:=[.M17]-[.J18]" office:value-type="float" office:value="10978.9473684211" calcext:value-type="float">
            <text:p>10978,947368421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8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formula="of:=[.L18]" office:value-type="float" office:value="27.4473684210526" calcext:value-type="float">
            <text:p>27,4473684210526</text:p>
          </table:table-cell>
          <table:table-cell table:formula="of:=[.H19]*[.I19]" office:value-type="float" office:value="5489.47368421053" calcext:value-type="float">
            <text:p>5489,47368421053</text:p>
          </table:table-cell>
          <table:table-cell table:formula="of:=[.K18]-[.H19]" office:value-type="float" office:value="200" calcext:value-type="float">
            <text:p>200</text:p>
          </table:table-cell>
          <table:table-cell table:formula="of:=[.M19]/[.K19]" office:value-type="float" office:value="27.4473684210526" calcext:value-type="float">
            <text:p>27,4473684210526</text:p>
          </table:table-cell>
          <table:table-cell table:formula="of:=[.M18]-[.J19]" office:value-type="float" office:value="5489.47368421053" calcext:value-type="float">
            <text:p>5489,4736842105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9)</text:p>
          </table:table-cell>
          <table:table-cell office:value-type="string" calcext:value-type="string">
            <text:p>Compra</text:p>
          </table:table-cell>
          <table:table-cell office:value-type="float" office:value="1500" calcext:value-type="float">
            <text:p>1500</text:p>
          </table:table-cell>
          <table:table-cell office:value-type="float" office:value="28.5" calcext:value-type="float">
            <text:p>28,5</text:p>
          </table:table-cell>
          <table:table-cell table:formula="of:=[.E20]*[.F20]" office:value-type="float" office:value="42750" calcext:value-type="float">
            <text:p>42750</text:p>
          </table:table-cell>
          <table:table-cell table:number-columns-repeated="3"/>
          <table:table-cell table:formula="of:=[.K19]+[.E20]" office:value-type="float" office:value="1700" calcext:value-type="float">
            <text:p>1700</text:p>
          </table:table-cell>
          <table:table-cell table:formula="of:=[.M20]/[.K20]" office:value-type="float" office:value="28.3761609907121" calcext:value-type="float">
            <text:p>28,3761609907121</text:p>
          </table:table-cell>
          <table:table-cell table:formula="of:=[.M19]+[.G20]" office:value-type="float" office:value="48239.4736842105" calcext:value-type="float">
            <text:p>48239,4736842105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0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formula="of:=[.L20]" office:value-type="float" office:value="28.3761609907121" calcext:value-type="float">
            <text:p>28,3761609907121</text:p>
          </table:table-cell>
          <table:table-cell table:formula="of:=[.H21]*[.I21]" office:value-type="float" office:value="14188.080495356" calcext:value-type="float">
            <text:p>14188,080495356</text:p>
          </table:table-cell>
          <table:table-cell table:formula="of:=[.K20]-[.H21]" office:value-type="float" office:value="1200" calcext:value-type="float">
            <text:p>1200</text:p>
          </table:table-cell>
          <table:table-cell table:formula="of:=[.M21]/[.K21]" office:value-type="float" office:value="28.3761609907121" calcext:value-type="float">
            <text:p>28,3761609907121</text:p>
          </table:table-cell>
          <table:table-cell table:formula="of:=[.M20]-[.J21]" office:value-type="float" office:value="34051.3931888545" calcext:value-type="float">
            <text:p>34051,3931888545</text:p>
          </table:table-cell>
          <table:table-cell table:style-name="ce18" office:value-type="string" calcext:value-type="string">
            <text:p>E.f año 2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33" office:value-type="string" calcext:value-type="string" table:number-columns-spanned="1" table:number-rows-spanned="7">
            <text:p>AÑO 3</text:p>
          </table:table-cell>
          <table:table-cell office:value-type="string" calcext:value-type="string">
            <text:p>------------------</text:p>
          </table:table-cell>
          <table:table-cell office:value-type="string" calcext:value-type="string">
            <text:p>E. iniciales</text:p>
          </table:table-cell>
          <table:table-cell table:number-columns-repeated="6"/>
          <table:table-cell table:formula="of:=[.K21]" office:value-type="float" office:value="1200" calcext:value-type="float">
            <text:p>1200</text:p>
          </table:table-cell>
          <table:table-cell table:formula="of:=[.L21]" office:value-type="float" office:value="28.3761609907121" calcext:value-type="float">
            <text:p>28,3761609907121</text:p>
          </table:table-cell>
          <table:table-cell table:formula="of:=[.M21]" office:value-type="float" office:value="34051.3931888545" calcext:value-type="float">
            <text:p>34051,3931888545</text:p>
          </table:table-cell>
          <table:table-cell table:style-name="ce19" office:value-type="string" calcext:value-type="string">
            <text:p>E.i año 3</text:p>
          </table:table-cell>
        </table:table-row>
        <table:table-row table:style-name="ro1">
          <table:table-cell/>
          <table:covered-table-cell table:style-name="ce33"/>
          <table:table-cell office:value-type="string" calcext:value-type="string">
            <text:p>(11)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38" calcext:value-type="float">
            <text:p>38</text:p>
          </table:table-cell>
          <table:table-cell table:formula="of:=[.E26]*[.F26]" office:value-type="float" office:value="76000" calcext:value-type="float">
            <text:p>76000</text:p>
          </table:table-cell>
          <table:table-cell table:number-columns-repeated="3"/>
          <table:table-cell table:formula="of:=[.K25]+[.E26]" office:value-type="float" office:value="3200" calcext:value-type="float">
            <text:p>3200</text:p>
          </table:table-cell>
          <table:table-cell table:formula="of:=[.M26]/[.K26]" office:value-type="float" office:value="34.391060371517" calcext:value-type="float">
            <text:p>34,391060371517</text:p>
          </table:table-cell>
          <table:table-cell table:formula="of:=[.M25]+[.G26]" office:value-type="float" office:value="110051.393188854" calcext:value-type="float">
            <text:p>110051,39318885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2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300" calcext:value-type="float">
            <text:p>1300</text:p>
          </table:table-cell>
          <table:table-cell table:formula="of:=[.L26]" office:value-type="float" office:value="34.391060371517" calcext:value-type="float">
            <text:p>34,391060371517</text:p>
          </table:table-cell>
          <table:table-cell table:formula="of:=[.H27]*[.I27]" office:value-type="float" office:value="44708.3784829721" calcext:value-type="float">
            <text:p>44708,3784829721</text:p>
          </table:table-cell>
          <table:table-cell table:formula="of:=[.K26]-[.H27]" office:value-type="float" office:value="1900" calcext:value-type="float">
            <text:p>1900</text:p>
          </table:table-cell>
          <table:table-cell table:formula="of:=[.M27]/[.K27]" office:value-type="float" office:value="34.391060371517" calcext:value-type="float">
            <text:p>34,391060371517</text:p>
          </table:table-cell>
          <table:table-cell table:formula="of:=[.M26]-[.J27]" office:value-type="float" office:value="65343.0147058824" calcext:value-type="float">
            <text:p>65343,014705882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3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L27]" office:value-type="float" office:value="34.391060371517" calcext:value-type="float">
            <text:p>34,391060371517</text:p>
          </table:table-cell>
          <table:table-cell table:formula="of:=[.H28]*[.I28]" office:value-type="float" office:value="41269.2724458204" calcext:value-type="float">
            <text:p>41269,2724458204</text:p>
          </table:table-cell>
          <table:table-cell table:formula="of:=[.K27]-[.H28]" office:value-type="float" office:value="700" calcext:value-type="float">
            <text:p>700</text:p>
          </table:table-cell>
          <table:table-cell table:formula="of:=[.M28]/[.K28]" office:value-type="float" office:value="34.391060371517" calcext:value-type="float">
            <text:p>34,391060371517</text:p>
          </table:table-cell>
          <table:table-cell table:formula="of:=[.M27]-[.J28]" office:value-type="float" office:value="24073.7422600619" calcext:value-type="float">
            <text:p>24073,7422600619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4)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39" calcext:value-type="float">
            <text:p>39</text:p>
          </table:table-cell>
          <table:table-cell table:formula="of:=[.E29]*[.F29]" office:value-type="float" office:value="78000" calcext:value-type="float">
            <text:p>78000</text:p>
          </table:table-cell>
          <table:table-cell table:number-columns-repeated="3"/>
          <table:table-cell table:formula="of:=[.K28]+[.E29]" office:value-type="float" office:value="2700" calcext:value-type="float">
            <text:p>2700</text:p>
          </table:table-cell>
          <table:table-cell table:formula="of:=[.M29]/[.K29]" office:value-type="float" office:value="37.8050897259489" calcext:value-type="float">
            <text:p>37,8050897259489</text:p>
          </table:table-cell>
          <table:table-cell table:formula="of:=[.M28]+[.G29]" office:value-type="float" office:value="102073.742260062" calcext:value-type="float">
            <text:p>102073,74226006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5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table:formula="of:=[.L29]" office:value-type="float" office:value="37.8050897259489" calcext:value-type="float">
            <text:p>37,8050897259489</text:p>
          </table:table-cell>
          <table:table-cell table:formula="of:=[.H30]*[.I30]" office:value-type="float" office:value="75610.1794518977" calcext:value-type="float">
            <text:p>75610,1794518977</text:p>
          </table:table-cell>
          <table:table-cell table:formula="of:=[.K29]-[.H30]" office:value-type="float" office:value="700" calcext:value-type="float">
            <text:p>700</text:p>
          </table:table-cell>
          <table:table-cell table:formula="of:=[.M30]/[.K30]" office:value-type="float" office:value="37.8050897259489" calcext:value-type="float">
            <text:p>37,8050897259489</text:p>
          </table:table-cell>
          <table:table-cell table:formula="of:=[.M29]-[.J30]" office:value-type="float" office:value="26463.5628081642" calcext:value-type="float">
            <text:p>26463,5628081642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(16)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L30]" office:value-type="float" office:value="37.8050897259489" calcext:value-type="float">
            <text:p>37,8050897259489</text:p>
          </table:table-cell>
          <table:table-cell table:formula="of:=[.H31]*[.I31]" office:value-type="float" office:value="26463.5628081642" calcext:value-type="float">
            <text:p>26463,5628081642</text:p>
          </table:table-cell>
          <table:table-cell table:formula="of:=[.K30]-[.H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M30]-[.J31]" office:value-type="float" office:value="0" calcext:value-type="float">
            <text:p>0</text:p>
          </table:table-cell>
          <table:table-cell table:style-name="ce19" office:value-type="string" calcext:value-type="string">
            <text:p>E.f año 3</text:p>
          </table:table-cell>
        </table:table-row>
        <table:table-row table:style-name="ro1" table:number-rows-repeated="13">
          <table:table-cell table:number-columns-repeated="2"/>
          <table:table-cell table:style-name="ce14"/>
          <table:table-cell table:style-name="ce15" table:number-columns-repeated="10"/>
          <table:table-cell/>
        </table:table-row>
        <table:table-row table:style-name="ro1">
          <table:table-cell table:number-columns-repeated="2"/>
          <table:table-cell table:style-name="ce14"/>
          <table:table-cell table:style-name="ce15" table:number-columns-repeated="10"/>
          <table:table-cell/>
        </table:table-row>
      </table:table>
      <table:table table:name="VAN" table:style-name="ta1"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ste 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N</text:p>
          </table:table-cell>
          <table:table-cell table:style-name="ce20" table:formula="of:=-[.E6]+[.I15]" office:value-type="float" office:value="1456.70052995853" calcext:value-type="float">
            <office:annotation draw:style-name="gr1" svg:width="2.899cm" svg:height="1.799cm" svg:x="23.178cm" svg:y="2.112cm" draw:caption-point-x="-0.61cm" draw:caption-point-y="1.51cm">
              <dc:creator>Autoría desconocida</dc:creator>
              <dc:date>2025-02-25T18:18:00</dc:date>
              <text:p>Me quedo con este VAN</text:p>
            </office:annotation>
            <text:p>1456,700529958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ujo</text:p>
          </table:table-cell>
          <table:table-cell table:number-columns-repeated="2" office:value-type="float" office:value="5000" calcext:value-type="float">
            <text:p>5000</text:p>
          </table:table-cell>
          <table:table-cell table:formula="of:=4000+250" office:value-type="float" office:value="4250" calcext:value-type="float">
            <text:p>42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é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1+([.E11]/100)" office:value-type="float" office:value="1.03" calcext:value-type="float">
            <text:p>1,03</text:p>
          </table:table-cell>
          <table:table-cell table:formula="of:=1+([.F11]/100)" office:value-type="float" office:value="1.03" calcext:value-type="float">
            <text:p>1,03</text:p>
          </table:table-cell>
          <table:table-cell table:formula="of:=1+([.G11]/100)" office:value-type="float" office:value="1.03" calcext:value-type="float">
            <text:p>1,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]" office:value-type="float" office:value="1.03" calcext:value-type="float">
            <text:p>1,03</text:p>
          </table:table-cell>
          <table:table-cell table:formula="of:=[.E13]*[.F12]" office:value-type="float" office:value="1.0609" calcext:value-type="float">
            <text:p>1,0609</text:p>
          </table:table-cell>
          <table:table-cell table:formula="of:=[.F13]*[.G12]" office:value-type="float" office:value="1.092727" calcext:value-type="float">
            <text:p>1,09272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[.E10]/[.E13]" office:value-type="float" office:value="4854.36893203884" calcext:value-type="float">
            <text:p>4854,36893203884</text:p>
          </table:table-cell>
          <table:table-cell table:formula="of:=[.F10]/[.F13]" office:value-type="float" office:value="4712.97954566877" calcext:value-type="float">
            <text:p>4712,97954566877</text:p>
          </table:table-cell>
          <table:table-cell table:formula="of:=[.G10]/[.G13]" office:value-type="float" office:value="3889.35205225093" calcext:value-type="float">
            <text:p>3889,35205225093</text:p>
          </table:table-cell>
          <table:table-cell/>
          <table:table-cell table:formula="of:=SUM([.E15:.G15])" office:value-type="float" office:value="13456.7005299585" calcext:value-type="float">
            <text:p>13456,7005299585</text:p>
          </table:table-cell>
          <table:table-cell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ste 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N</text:p>
          </table:table-cell>
          <table:table-cell table:formula="of:=-[.E21]+[.I29]" office:value-type="float" office:value="1313.7533973645" calcext:value-type="float">
            <text:p>1313,75339736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ujo</text:p>
          </table:table-cell>
          <table:table-cell table:number-columns-repeated="2" office:value-type="float" office:value="6000" calcext:value-type="float">
            <text:p>6000</text:p>
          </table:table-cell>
          <table:table-cell table:formula="of:=5200+250" office:value-type="float" office:value="5450" calcext:value-type="float">
            <text:p>545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nterés</text:p>
          </table:table-cell>
          <table:table-cell table:number-columns-repeated="3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1+([.E25]/100)" office:value-type="float" office:value="1.035" calcext:value-type="float">
            <text:p>1,035</text:p>
          </table:table-cell>
          <table:table-cell table:formula="of:=1+([.F25]/100)" office:value-type="float" office:value="1.035" calcext:value-type="float">
            <text:p>1,035</text:p>
          </table:table-cell>
          <table:table-cell table:formula="of:=1+([.G25]/100)" office:value-type="float" office:value="1.035" calcext:value-type="float">
            <text:p>1,03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6]" office:value-type="float" office:value="1.035" calcext:value-type="float">
            <text:p>1,035</text:p>
          </table:table-cell>
          <table:table-cell table:formula="of:=[.E27]*[.F26]" office:value-type="float" office:value="1.071225" calcext:value-type="float">
            <text:p>1,071225</text:p>
          </table:table-cell>
          <table:table-cell table:formula="of:=[.F27]*[.G26]" office:value-type="float" office:value="1.108717875" calcext:value-type="float">
            <text:p>1,10871787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formula="of:=[.E24]/[.E27]" office:value-type="float" office:value="5797.10144927536" calcext:value-type="float">
            <text:p>5797,10144927536</text:p>
          </table:table-cell>
          <table:table-cell table:formula="of:=[.F24]/[.F27]" office:value-type="float" office:value="5601.06420219842" calcext:value-type="float">
            <text:p>5601,06420219842</text:p>
          </table:table-cell>
          <table:table-cell table:formula="of:=[.G24]/[.G27]" office:value-type="float" office:value="4915.58774589072" calcext:value-type="float">
            <text:p>4915,58774589072</text:p>
          </table:table-cell>
          <table:table-cell/>
          <table:table-cell table:formula="of:=SUM([.E29:.G29])" office:value-type="float" office:value="16313.7533973645" calcext:value-type="float">
            <text:p>16313,7533973645</text:p>
          </table:table-cell>
          <table:table-cell/>
        </table:table-row>
      </table:table>
      <table:table table:name="Préstamo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éstamo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ualidad</text:p>
          </table:table-cell>
          <table:table-cell table:formula="of:=[.D6]/[.H15]" office:value-type="float" office:value="4299.58396192739" calcext:value-type="float">
            <text:p>4299,58396192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merado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orcentaje</text:p>
          </table:table-cell>
          <table:table-cell table:formula="of:=3.7/100" office:value-type="float" office:value="0.037" calcext:value-type="float">
            <text:p>0,037</text:p>
          </table:table-cell>
          <table:table-cell table:formula="of:=[.D11]" office:value-type="float" office:value="0.037" calcext:value-type="float">
            <text:p>0,037</text:p>
          </table:table-cell>
          <table:table-cell table:formula="of:=[.E11]" office:value-type="float" office:value="0.037" calcext:value-type="float">
            <text:p>0,0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enominador</text:p>
          </table:table-cell>
          <table:table-cell table:formula="of:=1+[.D11]" office:value-type="float" office:value="1.037" calcext:value-type="float">
            <text:p>1,037</text:p>
          </table:table-cell>
          <table:table-cell table:formula="of:=1+[.E11]" office:value-type="float" office:value="1.037" calcext:value-type="float">
            <text:p>1,037</text:p>
          </table:table-cell>
          <table:table-cell table:formula="of:=1+[.F11]" office:value-type="float" office:value="1.037" calcext:value-type="float">
            <text:p>1,0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2]" office:value-type="float" office:value="1.037" calcext:value-type="float">
            <text:p>1,037</text:p>
          </table:table-cell>
          <table:table-cell table:formula="of:=[.E12]*[.D13]" office:value-type="float" office:value="1.075369" calcext:value-type="float">
            <text:p>1,075369</text:p>
          </table:table-cell>
          <table:table-cell table:formula="of:=[.F12]*[.E13]" office:value-type="float" office:value="1.115157653" calcext:value-type="float">
            <text:p>1,11515765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0]/[.D13]" office:value-type="float" office:value="0.964320154291225" calcext:value-type="float">
            <text:p>0,964320154291225</text:p>
          </table:table-cell>
          <table:table-cell table:formula="of:=[.E10]/[.E13]" office:value-type="float" office:value="0.929913359972252" calcext:value-type="float">
            <text:p>0,929913359972252</text:p>
          </table:table-cell>
          <table:table-cell table:formula="of:=[.F10]/[.F13]" office:value-type="float" office:value="0.896734194765913" calcext:value-type="float">
            <text:p>0,896734194765913</text:p>
          </table:table-cell>
          <table:table-cell/>
          <table:table-cell table:formula="of:=SUM([.D15:.F15])" office:value-type="float" office:value="2.79096770902939" calcext:value-type="float">
            <text:p>2,79096770902939</text:p>
          </table:table-cell>
          <table:table-cell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Años</text:p>
          </table:table-cell>
          <table:table-cell table:style-name="ce2" office:value-type="string" calcext:value-type="string">
            <text:p>Anualidad</text:p>
          </table:table-cell>
          <table:table-cell table:style-name="ce2" office:value-type="string" calcext:value-type="string">
            <text:p>Interés(%)</text:p>
          </table:table-cell>
          <table:table-cell table:style-name="ce2" office:value-type="string" calcext:value-type="string">
            <text:p>Interés(€)</text:p>
          </table:table-cell>
          <table:table-cell table:style-name="ce2" office:value-type="string" calcext:value-type="string">
            <text:p>C.devuelto</text:p>
          </table:table-cell>
          <table:table-cell table:style-name="ce2" office:value-type="string" calcext:value-type="string">
            <text:p>C.pendiente</text:p>
          </table:table-cell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table:formula="of:=[.D6]" office:value-type="float" office:value="12000" calcext:value-type="float">
            <text:p>12000</text:p>
          </table:table-cell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table:formula="of:=[.I9]" office:value-type="float" office:value="4299.58396192739" calcext:value-type="float">
            <text:p>4299,58396192739</text:p>
          </table:table-cell>
          <table:table-cell table:style-name="ce2" office:value-type="float" office:value="3.7" calcext:value-type="float">
            <text:p>3,7</text:p>
          </table:table-cell>
          <table:table-cell table:style-name="ce2" table:formula="of:=[.I25]*([.F26]/100)" office:value-type="float" office:value="444" calcext:value-type="float">
            <text:p>444</text:p>
          </table:table-cell>
          <table:table-cell table:style-name="ce2" table:formula="of:=[.E26]-[.G26]" office:value-type="float" office:value="3855.58396192739" calcext:value-type="float">
            <text:p>3855,58396192739</text:p>
          </table:table-cell>
          <table:table-cell table:style-name="ce2" table:formula="of:=[.I25]-[.H26]" office:value-type="float" office:value="8144.41603807261" calcext:value-type="float">
            <text:p>8144,41603807261</text:p>
          </table:table-cell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table:formula="of:=[.I9]" office:value-type="float" office:value="4299.58396192739" calcext:value-type="float">
            <text:p>4299,58396192739</text:p>
          </table:table-cell>
          <table:table-cell table:style-name="ce2" office:value-type="float" office:value="3.7" calcext:value-type="float">
            <text:p>3,7</text:p>
          </table:table-cell>
          <table:table-cell table:style-name="ce2" table:formula="of:=[.I26]*([.F27]/100)" office:value-type="float" office:value="301.343393408687" calcext:value-type="float">
            <text:p>301,343393408687</text:p>
          </table:table-cell>
          <table:table-cell table:style-name="ce2" table:formula="of:=[.E27]-[.G27]" office:value-type="float" office:value="3998.24056851871" calcext:value-type="float">
            <text:p>3998,24056851871</text:p>
          </table:table-cell>
          <table:table-cell table:style-name="ce2" table:formula="of:=[.I26]-[.H27]" office:value-type="float" office:value="4146.1754695539" calcext:value-type="float">
            <text:p>4146,1754695539</text:p>
          </table:table-cell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table:formula="of:=[.I9]" office:value-type="float" office:value="4299.58396192739" calcext:value-type="float">
            <text:p>4299,58396192739</text:p>
          </table:table-cell>
          <table:table-cell table:style-name="ce2" office:value-type="float" office:value="3.7" calcext:value-type="float">
            <text:p>3,7</text:p>
          </table:table-cell>
          <table:table-cell table:style-name="ce2" table:formula="of:=[.I27]*([.F28]/100)" office:value-type="float" office:value="153.408492373494" calcext:value-type="float">
            <text:p>153,408492373494</text:p>
          </table:table-cell>
          <table:table-cell table:style-name="ce2" table:formula="of:=[.E28]-[.G28]" office:value-type="float" office:value="4146.1754695539" calcext:value-type="float">
            <text:p>4146,1754695539</text:p>
          </table:table-cell>
          <table:table-cell table:style-name="ce2" table:formula="of:=[.I27]-[.H2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6">00/00/0000</text:date>, <text:time style:data-style-name="N2" text:time-value="23:49:31.80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8:28:32.877000000</meta:creation-date>
    <meta:editing-duration>PT34M17S</meta:editing-duration>
    <meta:editing-cycles>11</meta:editing-cycles>
    <meta:generator>LibreOffice/24.8.5.2$Windows_X86_64 LibreOffice_project/fddf2685c70b461e7832239a0162a77216259f22</meta:generator>
    <dc:date>2025-02-26T00:03:01.046000000</dc:date>
    <meta:document-statistic meta:table-count="4" meta:cell-count="488" meta:object-count="0"/>
  </office:meta>
</office:document-meta>
</file>